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0712" calcext:value-type="float">
            <text:p>45.3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0032" calcext:value-type="float">
            <text:p>43.6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7502</text:p>
          </table:table-cell>
          <table:table-cell office:value-type="string" calcext:value-type="string">
            <text:p>Sundown Quad</text:p>
          </table:table-cell>
          <table:table-cell office:value-type="string" calcext:value-type="string">
            <text:p>198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